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fo:padding="0.141cm" fo:border="0.51pt solid #00000a"/>
      <style:text-properties officeooo:paragraph-rsid="000624b2"/>
    </style:style>
    <style:style style:name="P2" style:family="paragraph" style:parent-style-name="List_20_Paragraph" style:list-style-name="WWNum50">
      <style:paragraph-properties fo:margin-left="0cm" fo:margin-right="0cm" fo:margin-top="0.212cm" fo:margin-bottom="0.212cm" loext:contextual-spacing="false" fo:text-align="justify" style:justify-single-word="false" fo:text-indent="0cm" style:auto-text-indent="false"/>
      <style:text-properties officeooo:rsid="000910b5" officeooo:paragraph-rsid="000910b5"/>
    </style:style>
    <style:style style:name="P3" style:family="paragraph" style:parent-style-name="List_20_Paragraph" style:list-style-name="WWNum50">
      <style:paragraph-properties fo:margin-left="0cm" fo:margin-right="0cm" fo:margin-top="0.212cm" fo:margin-bottom="0.212cm" loext:contextual-spacing="false" fo:text-align="justify" style:justify-single-word="false" fo:text-indent="0cm" style:auto-text-indent="false"/>
      <style:text-properties officeooo:paragraph-rsid="000910b5"/>
    </style:style>
    <style:style style:name="P4" style:family="paragraph" style:parent-style-name="List_20_Paragraph" style:list-style-name="WWNum50">
      <style:paragraph-properties fo:margin-left="0cm" fo:margin-right="0cm" fo:margin-top="0.212cm" fo:margin-bottom="0.212cm" loext:contextual-spacing="false" fo:text-align="justify" style:justify-single-word="false" fo:text-indent="-0.64cm" style:auto-text-indent="false">
        <style:tab-stops/>
      </style:paragraph-properties>
      <style:text-properties officeooo:rsid="000932a6" officeooo:paragraph-rsid="000932a6"/>
    </style:style>
    <style:style style:name="P5" style:family="paragraph" style:parent-style-name="List_20_Paragraph" style:list-style-name="WWNum50">
      <style:paragraph-properties fo:margin-left="0cm" fo:margin-right="0cm" fo:margin-top="0.212cm" fo:margin-bottom="0.212cm" loext:contextual-spacing="false" fo:text-align="justify" style:justify-single-word="false" fo:text-indent="-0.64cm" style:auto-text-indent="false">
        <style:tab-stops/>
      </style:paragraph-properties>
      <style:text-properties officeooo:rsid="000910b5" officeooo:paragraph-rsid="000932a6"/>
    </style:style>
    <style:style style:name="P6"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624b2" officeooo:paragraph-rsid="000624b2" style:font-weight-asian="bold" style:font-name-complex="Times New Roman1"/>
    </style:style>
    <style:style style:name="P7" style:family="paragraph" style:parent-style-name="Standard">
      <style:text-properties style:font-name="Times New Roman" officeooo:paragraph-rsid="000624b2" style:font-name-complex="Times New Roman1"/>
    </style:style>
    <style:style style:name="P8" style:family="paragraph" style:parent-style-name="Standard">
      <style:text-properties style:font-name="Times New Roman" fo:font-weight="bold" officeooo:rsid="000910b5" officeooo:paragraph-rsid="000910b5" style:font-weight-asian="bold" style:font-name-complex="Times New Roman1" style:font-weight-complex="bold"/>
    </style:style>
    <style:style style:name="P9" style:family="paragraph" style:parent-style-name="Standard">
      <style:paragraph-properties fo:margin-top="0.635cm" fo:margin-bottom="0.212cm" loext:contextual-spacing="false"/>
      <style:text-properties style:font-name="Times New Roman" style:text-underline-style="none" fo:font-weight="bold" officeooo:paragraph-rsid="000624b2" style:font-weight-asian="bold" style:font-name-complex="Times New Roman1"/>
    </style:style>
    <style:style style:name="P10" style:family="paragraph" style:parent-style-name="Standard">
      <style:paragraph-properties fo:text-align="justify" style:justify-single-word="false" fo:padding="0.141cm" fo:border="0.51pt solid #00000a"/>
      <style:text-properties style:font-name="Times New Roman" officeooo:paragraph-rsid="000624b2" style:font-name-complex="Times New Roman1"/>
    </style:style>
    <style:style style:name="T1" style:family="text">
      <style:text-properties style:font-name="Times New Roman" style:font-name-complex="Times New Roman1"/>
    </style:style>
    <style:style style:name="T2" style:family="text">
      <style:text-properties style:font-name="Times New Roman" officeooo:rsid="000624b2" style:font-name-complex="Times New Roman1"/>
    </style:style>
    <style:style style:name="T3" style:family="text">
      <style:text-properties style:font-name="Times New Roman" style:font-name-complex="Times New Roman1"/>
    </style:style>
    <style:style style:name="T4" style:family="text">
      <style:text-properties style:font-name="Times New Roman" officeooo:rsid="000932a6" style:font-name-complex="Times New Roman1"/>
    </style:style>
    <style:style style:name="T5" style:family="text">
      <style:text-properties style:font-name="Times New Roman" officeooo:rsid="000910b5" style:font-name-complex="Times New Roman1"/>
    </style:style>
    <style:style style:name="T6" style:family="text">
      <style:text-properties style:font-name="Times New Roman" fo:font-weight="bold" style:font-weight-asian="bold" style:font-name-complex="Times New Roman1"/>
    </style:style>
    <style:style style:name="T7" style:family="text">
      <style:text-properties style:font-name="Times New Roman" fo:font-weight="bold" style:font-weight-asian="bold" style:font-name-complex="Times New Roman1" style:font-weight-complex="bold"/>
    </style:style>
    <style:style style:name="T8" style:family="text">
      <style:text-properties style:font-name="Times New Roman" fo:font-weight="bold" officeooo:rsid="000910b5" style:font-weight-asian="bold" style:font-name-complex="Times New Roman1"/>
    </style:style>
    <style:style style:name="T9" style:family="text">
      <style:text-properties style:font-name="Times New Roman" fo:font-style="italic" style:font-style-asian="italic" style:font-name-complex="Times New Roman1" style:font-style-complex="italic"/>
    </style:style>
    <style:style style:name="T10" style:family="text">
      <style:text-properties style:font-name="Times New Roman" fo:font-style="italic" officeooo:rsid="000910b5" style:font-style-asian="italic" style:font-name-complex="Times New Roman1" style:font-style-complex="italic"/>
    </style:style>
    <style:style style:name="T11" style:family="text">
      <style:text-properties style:font-name="Times New Roman" style:text-underline-style="none" style:font-name-complex="Times New Roman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contrôle des vacations</text:p>
      <text:p text:style-name="P9">Rappel de la règle</text:p>
      <text:p text:style-name="P1"><text:span text:style-name="T1">1.<text:tab/>Le</text:span><text:span text:style-name="T2">s</text:span><text:span text:style-name="T1"> vacations horaires</text:span></text:p>
      <text:p text:style-name="P10"/>
      <text:p text:style-name="P10">La jurisprudence a dégagé trois critères cumulatifs permettant de distinguer les agents vacataires des agents non titulaires par trois conditions cumulatives :</text:p>
      <text:p text:style-name="P10">•<text:tab/>Spécificité : le vacataire est recruté pour exécuter un acte déterminé ; </text:p>
      <text:p text:style-name="P10">•<text:tab/>Discontinuité dans le temps : l’emploi ne correspond pas à un besoin permanent ;</text:p>
      <text:p text:style-name="P10">•<text:tab/>Rémunération attachée à l’acte. </text:p>
      <text:p text:style-name="P10">Si l’une de ces conditions fait défaut, l’intéressé n’est pas considéré comme vacataire mais comme agent non titulaire.</text:p>
      <text:p text:style-name="P10">Les fonctionnaires et les contractuels non titulaires peuvent effectuer des vacations horaires à condition de bénéficier d'une autorisation de cumul d'activité accessoire et que les activités concernées ne fassent pas partie de leur service normal.</text:p>
      <text:p text:style-name="P10"/>
      <text:p text:style-name="P10">2.<text:tab/>Le Contrôle du supplément familial de traitement et de l’indemnité de résidence</text:p>
      <text:p text:style-name="P10"/>
      <text:p text:style-name="P10">Les contractuels vacataires rémunérés sur prestation horaire n’ont pas accès au SFT ni à l’indemnité de résidence, contrairement aux contractuels de droit public, dont les rémunérations sont calculées sur une base indiciaire. Les non-titulaires sur contrat effectuant des vacations à titre accessoire pour leur propre employeur ne peuvent bénéficier de paiements complémentaires de SFT ou d’indemnité de résidence au titre de ces activités accessoires.</text:p>
      <text:p text:style-name="P7"/>
      <text:p text:style-name="P7"/>
      <text:p text:style-name="P8">Attention !</text:p>
      <text:list xml:id="list402540421" text:style-name="WWNum50">
        <text:list-header>
          <text:p text:style-name="P3"><text:span text:style-name="T5">La détection des vacations et des vacataires dans le mode automatique du logiciel (dit mode </text:span><text:span text:style-name="T10">heuristique</text:span><text:span text:style-name="T5">) est </text:span><text:span text:style-name="T8">très imparfaite, </text:span><text:span text:style-name="T5">aucun élément de la convention-cadre </text:span><text:span text:style-name="T4">de dématérialisation </text:span><text:span text:style-name="T5">n’obligeant les organismes à caractériser ces agents vacataires, ni les rémunérations correspondantes, de manière homogène et lisible. </text:span></text:p>
          <text:list>
            <text:list-header>
              <text:p text:style-name="P4"><text:span text:style-name="T1">Par défaut, l</text:span><text:span text:style-name="T1">e grade des vacataires détectés est par convention « V » dans les bases CSV. Cette convention permet éventuellement de réaliser des tris sur tableur, les bases de paye ne comportant en général aucune indication de grade pour les vacataires (ou alors une indication erronée ou improprement confondue avec l’emploi). Cette détection n’est assurées que si un mot proche de « vacataire » est trouvé dans le libellé d’emploi ou de grade. Elle est donc imparfaite.</text:span></text:p>
            </text:list-header>
          </text:list>
          <text:p text:style-name="P5"><text:span text:style-name="T1">Si le contrôle porte sur ce domaine, il est préférable d’utiliser le mode d’exécution dit </text:span><text:span text:style-name="T6">exact du logiciel en renseignant </text:span><text:span text:style-name="T7">l’onglet Codes</text:span><text:span text:style-name="T1">. Il convient alors de se procurer les codes de paye <text:s/></text:span><text:span text:style-name="T4">(demandés aux services de gestion)</text:span><text:span text:style-name="T1"> des lignes de paye spécifiques aux vacations</text:span><text:span text:style-name="T4"> </text:span><text:span text:style-name="T1">et de renseigner la ligne correspondante de l’onglet </text:span><text:span text:style-name="T7">Codes </text:span><text:span text:style-name="T1"><text:s/>de l’interface graphique principale. </text:span></text:p>
          <text:p text:style-name="P2"><text:span text:style-name="T1">La liste des codes et libellés de paye est disponible lors de la production par le logiciel du rapport Altaïr, en annexe et </text:span><text:span text:style-name="T11">en lien </text:span><text:span text:style-name="T1">dans le rapport, au format tableur CSV. Elle est intitulée </text:span><text:span text:style-name="T9">Codes et libellés de paye</text:span><text:span text:style-name="T1">. </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caption" style:family="paragraph" style:parent-style-name="Standard" style:next-style-name="Standard" style:default-outline-level="">
      <style:paragraph-properties fo:margin-top="0.423cm" fo:margin-bottom="0.212cm" loext:contextual-spacing="false" fo:text-align="start" style:justify-single-word="false" fo:hyphenation-ladder-count="no-limit" fo:keep-with-next="always"/>
      <style:text-properties fo:font-size="9pt" fo:font-weight="bold" style:font-size-asian="9pt" style:font-weight-asian="bold" style:font-size-complex="9pt" style:font-weight-complex="bold" fo:hyphenate="false" fo:hyphenation-remain-char-count="2" fo:hyphenation-push-char-count="2"/>
    </style:style>
    <style:style style:name="Titre_20_tableau" style:display-name="Titre tableau" style:family="paragraph" style:parent-style-name="caption" style:next-style-name="Standard" style:default-outline-level="">
      <style:paragraph-properties fo:margin-left="0cm" fo:margin-right="0cm" fo:margin-top="0.847cm" fo:margin-bottom="0.353cm" loext:contextual-spacing="false" fo:text-align="center" style:justify-single-word="false" fo:text-indent="0cm" style:auto-text-indent="false"/>
      <style:text-properties fo:font-size="10.5pt" style:font-size-asian="10.5pt" style:language-asian="en" style:country-asian="US"/>
    </style:style>
    <style:style style:name="Frame_20_contents" style:display-name="Frame contents" style:family="paragraph" style:parent-style-name="Standard" style:class="extra"/>
    <style:style style:name="ListLabel_20_107" style:display-name="ListLabel 107" style:family="text">
      <style:text-properties fo:color="#d14a95" fo:font-size="10pt" style:font-name-asian="Liberation Sans1" style:font-family-asian="'Liberation Sans'" style:font-family-generic-asian="system" style:font-pitch-asian="variable" style:font-size-asian="10pt" style:font-name-complex="Times New Roman1" style:font-family-complex="'Times New Roman'"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fo:color="#d14a95"/>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fo:color="#00000a" fo:font-size="12pt" fo:font-weight="bold" style:font-size-asian="12pt" style:font-size-complex="12pt"/>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Default_20_Paragraph_20_Font" style:display-name="Default Paragraph Font" style:family="text"/>
    <style:style style:name="Internet_20_link" style:display-name="Internet link" style:family="text" style:parent-style-name="Default_20_Paragraph_20_Font">
      <style:text-properties fo:color="#5692ce" style:text-underline-style="solid" style:text-underline-width="auto" style:text-underline-color="font-color"/>
    </style:style>
    <style:style style:name="ListLabel_20_256" style:display-name="ListLabel 25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text:display="none"/>
    </style:style>
    <style:style style:name="ListLabel_20_26" style:display-name="ListLabel 26" style:family="text">
      <style:text-properties fo:color="#d14a95" fo:font-size="10pt" style:font-name-asian="Liberation Sans1" style:font-family-asian="'Liberation Sans'" style:font-family-generic-asian="system" style:font-pitch-asian="variable" style:font-size-asian="10pt" style:font-name-complex="Times New Roman1" style:font-family-complex="'Times New Roman'" style:font-family-generic-complex="system" style:font-pitch-complex="variable"/>
    </style:style>
    <style:style style:name="ListLabel_20_27" style:display-name="ListLabel 27" style:family="text">
      <style:text-properties fo:color="#d14a95"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0">
      <text:list-level-style-bullet text:level="1" text:style-name="ListLabel_20_107"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0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2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99"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 style:num-prefix="Tableau n° " style:num-suffix=" :" style:num-format="1">
        <style:list-level-properties text:list-level-position-and-space-mode="label-alignment">
          <style:list-level-label-alignment text:label-followed-by="space" fo:margin-left="2.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0.733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0.098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9.463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8.828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8.1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923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2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7" style:num-suffix="-" text:bullet-char="-">
        <style:list-level-properties text:list-level-position-and-space-mode="label-alignment">
          <style:list-level-label-alignment text:label-followed-by="listtab" fo:text-indent="-1.244cm" fo:margin-left="3.149cm"/>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3:20:47.274009500</meta:creation-date>
    <dc:date>2018-06-01T03:52:05.507379534</dc:date>
    <meta:editing-duration>PT30M42S</meta:editing-duration>
    <meta:editing-cycles>5</meta:editing-cycles>
    <meta:generator>LibreOffice/6.0.3.2$Linux_X86_64 LibreOffice_project/00m0$Build-2</meta:generator>
    <meta:document-statistic meta:table-count="0" meta:image-count="0" meta:object-count="0" meta:page-count="1" meta:paragraph-count="16" meta:word-count="421" meta:character-count="2710" meta:non-whitespace-character-count="2302"/>
  </office:meta>
</office:document-meta>
</file>